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1" style:family="table-column">
      <style:table-column-properties fo:break-before="auto" style:column-width="6.101cm"/>
    </style:style>
    <style:style style:name="co2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491cm"/>
    </style:style>
    <style:style style:name="co32" style:family="table-column">
      <style:table-column-properties fo:break-before="auto" style:column-width="3.457cm"/>
    </style:style>
    <style:style style:name="co33" style:family="table-column">
      <style:table-column-properties fo:break-before="auto" style:column-width="3.186cm"/>
    </style:style>
    <style:style style:name="co34" style:family="table-column">
      <style:table-column-properties fo:break-before="auto" style:column-width="1.85cm"/>
    </style:style>
    <style:style style:name="co35" style:family="table-column">
      <style:table-column-properties fo:break-before="auto" style:column-width="1.715cm"/>
    </style:style>
    <style:style style:name="co36" style:family="table-column">
      <style:table-column-properties fo:break-before="auto" style:column-width="2.669cm"/>
    </style:style>
    <style:style style:name="co37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3.838cm"/>
    </style:style>
    <style:style style:name="co12" style:family="table-column">
      <style:table-column-properties fo:break-before="auto" style:column-width="6.481cm"/>
    </style:style>
    <style:style style:name="co13" style:family="table-column">
      <style:table-column-properties fo:break-before="auto" style:column-width="9.758cm"/>
    </style:style>
    <style:style style:name="co14" style:family="table-column">
      <style:table-column-properties fo:break-before="auto" style:column-width="3.512cm"/>
    </style:style>
    <style:style style:name="co28" style:family="table-column">
      <style:table-column-properties fo:break-before="auto" style:column-width="6.131cm"/>
    </style:style>
    <style:style style:name="co29" style:family="table-column">
      <style:table-column-properties fo:break-before="auto" style:column-width="2.734cm"/>
    </style:style>
    <style:style style:name="co17" style:family="table-column">
      <style:table-column-properties fo:break-before="auto" style:column-width="3.976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3.295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60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279cm"/>
    </style:style>
    <style:style style:name="co27" style:family="table-column">
      <style:table-column-properties fo:break-before="auto" style:column-width="1.034cm"/>
    </style:style>
    <style:style style:name="co38" style:family="table-column">
      <style:table-column-properties fo:break-before="auto" style:column-width="1.169cm"/>
    </style:style>
    <style:style style:name="co39" style:family="table-column">
      <style:table-column-properties fo:break-before="auto" style:column-width="1.0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</style:style>
  </office:automatic-styles>
  <office:body>
    <office:spreadsheet>
      <table:table table:name="usuarios" table:style-name="ta1">
        <table:table-column table:style-name="co3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ogduartev@unal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DEIApassword</text:p>
          </table:table-cell>
        </table:table-row>
        <table:table-row table:style-name="ro1">
          <table:table-cell office:value-type="string" calcext:value-type="string">
            <text:p>diplomado.eia.idea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DEIApassword</text:p>
          </table:table-cell>
        </table:table-row>
        <table:table-row table:style-name="ro2">
          <table:table-cell office:value-type="string" calcext:value-type="string">
            <text:p>amvizcainoc@unal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ilena</text:p>
          </table:table-cell>
          <table:table-cell office:value-type="string" calcext:value-type="string">
            <text:p>Vizcaino Castro</text:p>
          </table:table-cell>
          <table:table-cell office:value-type="float" office:value="1026568100" calcext:value-type="float">
            <text:p>1026568100</text:p>
          </table:table-cell>
        </table:table-row>
        <table:table-row table:style-name="ro2">
          <table:table-cell office:value-type="string" calcext:value-type="string">
            <text:p>apbecerraq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Paola</text:p>
          </table:table-cell>
          <table:table-cell office:value-type="string" calcext:value-type="string">
            <text:p>Becerra Quiroz</text:p>
          </table:table-cell>
          <table:table-cell office:value-type="float" office:value="24049836" calcext:value-type="float">
            <text:p>24049836</text:p>
          </table:table-cell>
        </table:table-row>
        <table:table-row table:style-name="ro2">
          <table:table-cell office:value-type="string" calcext:value-type="string">
            <text:p>matias092@hotmail.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és Matías</text:p>
          </table:table-cell>
          <table:table-cell office:value-type="string" calcext:value-type="string">
            <text:p>Medina Álvarez</text:p>
          </table:table-cell>
          <table:table-cell office:value-type="float" office:value="1015429344" calcext:value-type="float">
            <text:p>1015429344</text:p>
          </table:table-cell>
        </table:table-row>
        <table:table-row table:style-name="ro2">
          <table:table-cell office:value-type="string" calcext:value-type="string">
            <text:p>arespanolm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ngela Rocío</text:p>
          </table:table-cell>
          <table:table-cell office:value-type="string" calcext:value-type="string">
            <text:p>Español Mariño</text:p>
          </table:table-cell>
          <table:table-cell office:value-type="float" office:value="1057587198" calcext:value-type="float">
            <text:p>1057587198</text:p>
          </table:table-cell>
        </table:table-row>
        <table:table-row table:style-name="ro2">
          <table:table-cell office:value-type="string" calcext:value-type="string">
            <text:p>ajuyo.lopez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ngela Yisela</text:p>
          </table:table-cell>
          <table:table-cell office:value-type="string" calcext:value-type="string">
            <text:p>Juyo López</text:p>
          </table:table-cell>
          <table:table-cell office:value-type="float" office:value="1070967669" calcext:value-type="float">
            <text:p>1070967669</text:p>
          </table:table-cell>
        </table:table-row>
        <table:table-row table:style-name="ro2">
          <table:table-cell office:value-type="string" calcext:value-type="string">
            <text:p>likavelasco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élica María</text:p>
          </table:table-cell>
          <table:table-cell office:value-type="string" calcext:value-type="string">
            <text:p>Velasco Ramírez</text:p>
          </table:table-cell>
          <table:table-cell office:value-type="float" office:value="52967250" calcext:value-type="float">
            <text:p>52967250</text:p>
          </table:table-cell>
        </table:table-row>
        <table:table-row table:style-name="ro2">
          <table:table-cell office:value-type="string" calcext:value-type="string">
            <text:p>cebuitragoso@unal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ilo Ernesto </text:p>
          </table:table-cell>
          <table:table-cell office:value-type="string" calcext:value-type="string">
            <text:p>Buitrago Soto</text:p>
          </table:table-cell>
          <table:table-cell office:value-type="float" office:value="80237810" calcext:value-type="float">
            <text:p>80237810</text:p>
          </table:table-cell>
        </table:table-row>
        <table:table-row table:style-name="ro2">
          <table:table-cell office:value-type="string" calcext:value-type="string">
            <text:p>claudiabarbosareina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ia Isabel</text:p>
          </table:table-cell>
          <table:table-cell office:value-type="string" calcext:value-type="string">
            <text:p>Barbosa Reina</text:p>
          </table:table-cell>
          <table:table-cell office:value-type="float" office:value="1020746404" calcext:value-type="float">
            <text:p>1020746404</text:p>
          </table:table-cell>
        </table:table-row>
        <table:table-row table:style-name="ro2">
          <table:table-cell office:value-type="string" calcext:value-type="string">
            <text:p>cdavidflorez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stian David</text:p>
          </table:table-cell>
          <table:table-cell office:value-type="string" calcext:value-type="string">
            <text:p>Flórez Téllez</text:p>
          </table:table-cell>
          <table:table-cell office:value-type="float" office:value="1022379112" calcext:value-type="float">
            <text:p>1022379112</text:p>
          </table:table-cell>
        </table:table-row>
        <table:table-row table:style-name="ro2">
          <table:table-cell office:value-type="string" calcext:value-type="string">
            <text:p>dvdov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Antonio</text:p>
          </table:table-cell>
          <table:table-cell office:value-type="string" calcext:value-type="string">
            <text:p>Ortiz Villamarin</text:p>
          </table:table-cell>
          <table:table-cell office:value-type="float" office:value="1032379209" calcext:value-type="float">
            <text:p>1032379209</text:p>
          </table:table-cell>
        </table:table-row>
        <table:table-row table:style-name="ro2">
          <table:table-cell office:value-type="string" calcext:value-type="string">
            <text:p>gadusmo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Felipe</text:p>
          </table:table-cell>
          <table:table-cell office:value-type="string" calcext:value-type="string">
            <text:p>Rivas Sánchez</text:p>
          </table:table-cell>
          <table:table-cell office:value-type="float" office:value="1032433991" calcext:value-type="float">
            <text:p>1032433991</text:p>
          </table:table-cell>
        </table:table-row>
        <table:table-row table:style-name="ro2">
          <table:table-cell office:value-type="string" calcext:value-type="string">
            <text:p>delastrar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 Esteban</text:p>
          </table:table-cell>
          <table:table-cell office:value-type="string" calcext:value-type="string">
            <text:p>Lastra Romero</text:p>
          </table:table-cell>
          <table:table-cell office:value-type="float" office:value="1032404039" calcext:value-type="float">
            <text:p>1032404039</text:p>
          </table:table-cell>
        </table:table-row>
        <table:table-row table:style-name="ro2">
          <table:table-cell office:value-type="string" calcext:value-type="string">
            <text:p>dianal.gomez@utadeo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Lucia</text:p>
          </table:table-cell>
          <table:table-cell office:value-type="string" calcext:value-type="string">
            <text:p>Gómez García</text:p>
          </table:table-cell>
          <table:table-cell office:value-type="float" office:value="1018438742" calcext:value-type="float">
            <text:p>1018438742</text:p>
          </table:table-cell>
        </table:table-row>
        <table:table-row table:style-name="ro2">
          <table:table-cell office:value-type="string" calcext:value-type="string">
            <text:p>diana_p_castillo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na Patricia</text:p>
          </table:table-cell>
          <table:table-cell office:value-type="string" calcext:value-type="string">
            <text:p>Castillo Rodríguez</text:p>
          </table:table-cell>
          <table:table-cell office:value-type="float" office:value="52838976" calcext:value-type="float">
            <text:p>52838976</text:p>
          </table:table-cell>
        </table:table-row>
        <table:table-row table:style-name="ro2">
          <table:table-cell office:value-type="string" calcext:value-type="string">
            <text:p>eamayamejia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ika Yolanda</text:p>
          </table:table-cell>
          <table:table-cell office:value-type="string" calcext:value-type="string">
            <text:p>Amaya Mejía</text:p>
          </table:table-cell>
          <table:table-cell office:value-type="float" office:value="63553948" calcext:value-type="float">
            <text:p>63553948</text:p>
          </table:table-cell>
        </table:table-row>
        <table:table-row table:style-name="ro2">
          <table:table-cell office:value-type="string" calcext:value-type="string">
            <text:p>franciscogranadoseslava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Granados Eslava</text:p>
          </table:table-cell>
          <table:table-cell office:value-type="float" office:value="1098669399" calcext:value-type="float">
            <text:p>1098669399</text:p>
          </table:table-cell>
        </table:table-row>
        <table:table-row table:style-name="ro2">
          <table:table-cell office:value-type="string" calcext:value-type="string">
            <text:p>ininoperez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bel Cristina</text:p>
          </table:table-cell>
          <table:table-cell office:value-type="string" calcext:value-type="string">
            <text:p>Niño Pérez</text:p>
          </table:table-cell>
          <table:table-cell office:value-type="float" office:value="1118529569" calcext:value-type="float">
            <text:p>1118529569</text:p>
          </table:table-cell>
        </table:table-row>
        <table:table-row table:style-name="ro2">
          <table:table-cell office:value-type="string" calcext:value-type="string">
            <text:p>jmontoya.salas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é David </text:p>
          </table:table-cell>
          <table:table-cell office:value-type="string" calcext:value-type="string">
            <text:p>Montoya Salas</text:p>
          </table:table-cell>
          <table:table-cell office:value-type="float" office:value="98553981" calcext:value-type="float">
            <text:p>98553981</text:p>
          </table:table-cell>
        </table:table-row>
        <table:table-row table:style-name="ro2">
          <table:table-cell office:value-type="string" calcext:value-type="string">
            <text:p>jugio2989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án Andrés</text:p>
          </table:table-cell>
          <table:table-cell office:value-type="string" calcext:value-type="string">
            <text:p>Díaz Montes</text:p>
          </table:table-cell>
          <table:table-cell office:value-type="float" office:value="1013608780" calcext:value-type="float">
            <text:p>1013608780</text:p>
          </table:table-cell>
        </table:table-row>
        <table:table-row table:style-name="ro2">
          <table:table-cell office:value-type="string" calcext:value-type="string">
            <text:p>lnmartinezg@unal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dy Nathaly</text:p>
          </table:table-cell>
          <table:table-cell office:value-type="string" calcext:value-type="string">
            <text:p>Martinez Gil</text:p>
          </table:table-cell>
          <table:table-cell office:value-type="float" office:value="1022374092" calcext:value-type="float">
            <text:p>1022374092</text:p>
          </table:table-cell>
        </table:table-row>
        <table:table-row table:style-name="ro2">
          <table:table-cell office:value-type="string" calcext:value-type="string">
            <text:p>mcfonsecao@unal.edu.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ía Camila</text:p>
          </table:table-cell>
          <table:table-cell office:value-type="string" calcext:value-type="string">
            <text:p>Fonseca Oliveros</text:p>
          </table:table-cell>
          <table:table-cell office:value-type="float" office:value="1015432427" calcext:value-type="float">
            <text:p>1015432427</text:p>
          </table:table-cell>
        </table:table-row>
        <table:table-row table:style-name="ro2">
          <table:table-cell office:value-type="string" calcext:value-type="string">
            <text:p>mariaferarevalo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ía Fernanda</text:p>
          </table:table-cell>
          <table:table-cell office:value-type="string" calcext:value-type="string">
            <text:p>Arévalo Alzate</text:p>
          </table:table-cell>
          <table:table-cell office:value-type="float" office:value="66748156" calcext:value-type="float">
            <text:p>66748156</text:p>
          </table:table-cell>
        </table:table-row>
        <table:table-row table:style-name="ro2">
          <table:table-cell office:value-type="string" calcext:value-type="string">
            <text:p>nataliagq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ía Natalia</text:p>
          </table:table-cell>
          <table:table-cell office:value-type="string" calcext:value-type="string">
            <text:p>Galarza Quirós</text:p>
          </table:table-cell>
          <table:table-cell office:value-type="float" office:value="53121429" calcext:value-type="float">
            <text:p>53121429</text:p>
          </table:table-cell>
        </table:table-row>
        <table:table-row table:style-name="ro2">
          <table:table-cell office:value-type="string" calcext:value-type="string">
            <text:p>franly2730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haly</text:p>
          </table:table-cell>
          <table:table-cell office:value-type="string" calcext:value-type="string">
            <text:p>Giraldo Rivera</text:p>
          </table:table-cell>
          <table:table-cell office:value-type="float" office:value="1022404974" calcext:value-type="float">
            <text:p>1022404974</text:p>
          </table:table-cell>
        </table:table-row>
        <table:table-row table:style-name="ro2">
          <table:table-cell office:value-type="string" calcext:value-type="string">
            <text:p>nicoca_cortes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ás</text:p>
          </table:table-cell>
          <table:table-cell office:value-type="string" calcext:value-type="string">
            <text:p>Cortes González</text:p>
          </table:table-cell>
          <table:table-cell office:value-type="float" office:value="1010209567" calcext:value-type="float">
            <text:p>1010209567</text:p>
          </table:table-cell>
        </table:table-row>
        <table:table-row table:style-name="ro2">
          <table:table-cell office:value-type="string" calcext:value-type="string">
            <text:p>nfs.91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ás Felipe</text:p>
          </table:table-cell>
          <table:table-cell office:value-type="string" calcext:value-type="string">
            <text:p>Salguero Moreno</text:p>
          </table:table-cell>
          <table:table-cell office:value-type="float" office:value="1010200068" calcext:value-type="float">
            <text:p>1010200068</text:p>
          </table:table-cell>
        </table:table-row>
        <table:table-row table:style-name="ro2">
          <table:table-cell office:value-type="string" calcext:value-type="string">
            <text:p>angel_sanathos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én Alfonso</text:p>
          </table:table-cell>
          <table:table-cell office:value-type="string" calcext:value-type="string">
            <text:p>Azcarate Molina</text:p>
          </table:table-cell>
          <table:table-cell office:value-type="float" office:value="1110486792" calcext:value-type="float">
            <text:p>1110486792</text:p>
          </table:table-cell>
        </table:table-row>
        <table:table-row table:style-name="ro2">
          <table:table-cell office:value-type="string" calcext:value-type="string">
            <text:p>stefan.meyer10@gmx.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Meyer  </text:p>
          </table:table-cell>
          <table:table-cell office:value-type="float" office:value="503787" calcext:value-type="float">
            <text:p>503787</text:p>
          </table:table-cell>
        </table:table-row>
      </table:table>
      <table:table table:name="proyectos" table:style-name="ta1">
        <table:table-column table:style-name="co30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Proyecto de Ana Mile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mvizcainoc@unal.edu.co</text:p>
          </table:table-cell>
        </table:table-row>
        <table:table-row table:style-name="ro2">
          <table:table-cell office:value-type="string" calcext:value-type="string">
            <text:p>Proyecto de Ana Pao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pbecerraq@gmail.com</text:p>
          </table:table-cell>
        </table:table-row>
        <table:table-row table:style-name="ro2">
          <table:table-cell office:value-type="string" calcext:value-type="string">
            <text:p>Proyecto de Andrés Matía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atias092@hotmail.es</text:p>
          </table:table-cell>
        </table:table-row>
        <table:table-row table:style-name="ro2">
          <table:table-cell office:value-type="string" calcext:value-type="string">
            <text:p>Proyecto de Ángela Rocí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respanolm@gmail.com</text:p>
          </table:table-cell>
        </table:table-row>
        <table:table-row table:style-name="ro2">
          <table:table-cell office:value-type="string" calcext:value-type="string">
            <text:p>Proyecto de Ángela Yise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juyo.lopez@gmail.com</text:p>
          </table:table-cell>
        </table:table-row>
        <table:table-row table:style-name="ro2">
          <table:table-cell office:value-type="string" calcext:value-type="string">
            <text:p>Proyecto de Angélica Marí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likavelasco@gmail.com</text:p>
          </table:table-cell>
        </table:table-row>
        <table:table-row table:style-name="ro2">
          <table:table-cell office:value-type="string" calcext:value-type="string">
            <text:p>Proyecto de Camilo Ernest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ebuitragoso@unal.edu.co</text:p>
          </table:table-cell>
        </table:table-row>
        <table:table-row table:style-name="ro2">
          <table:table-cell office:value-type="string" calcext:value-type="string">
            <text:p>Proyecto de Claudia Isabel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laudiabarbosareina@gmail.com</text:p>
          </table:table-cell>
        </table:table-row>
        <table:table-row table:style-name="ro2">
          <table:table-cell office:value-type="string" calcext:value-type="string">
            <text:p>Proyecto de Cristian David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cdavidflorez@gmail.com</text:p>
          </table:table-cell>
        </table:table-row>
        <table:table-row table:style-name="ro2">
          <table:table-cell office:value-type="string" calcext:value-type="string">
            <text:p>Proyecto de David Antoni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vdov@hotmail.com</text:p>
          </table:table-cell>
        </table:table-row>
        <table:table-row table:style-name="ro2">
          <table:table-cell office:value-type="string" calcext:value-type="string">
            <text:p>Proyecto de David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gadusmo@gmail.com</text:p>
          </table:table-cell>
        </table:table-row>
        <table:table-row table:style-name="ro2">
          <table:table-cell office:value-type="string" calcext:value-type="string">
            <text:p>Proyecto de David Esteb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elastrar@gmail.com</text:p>
          </table:table-cell>
        </table:table-row>
        <table:table-row table:style-name="ro2">
          <table:table-cell office:value-type="string" calcext:value-type="string">
            <text:p>Proyecto de Diana Lu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ianal.gomez@utadeo.edu.co</text:p>
          </table:table-cell>
        </table:table-row>
        <table:table-row table:style-name="ro2">
          <table:table-cell office:value-type="string" calcext:value-type="string">
            <text:p>Proyecto de Diana Patri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iana_p_castillo@yahoo.com</text:p>
          </table:table-cell>
        </table:table-row>
        <table:table-row table:style-name="ro2">
          <table:table-cell office:value-type="string" calcext:value-type="string">
            <text:p>Proyecto de Erika Yol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amayamejia@gmail.com</text:p>
          </table:table-cell>
        </table:table-row>
        <table:table-row table:style-name="ro2">
          <table:table-cell office:value-type="string" calcext:value-type="string">
            <text:p>Proyecto de Francisc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ranciscogranadoseslava@gmail.com</text:p>
          </table:table-cell>
        </table:table-row>
        <table:table-row table:style-name="ro2">
          <table:table-cell office:value-type="string" calcext:value-type="string">
            <text:p>Proyecto de Isabel Cristi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ninoperez@gmail.com</text:p>
          </table:table-cell>
        </table:table-row>
        <table:table-row table:style-name="ro2">
          <table:table-cell office:value-type="string" calcext:value-type="string">
            <text:p>Proyecto de José David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jmontoya.salas@gmail.com</text:p>
          </table:table-cell>
        </table:table-row>
        <table:table-row table:style-name="ro2">
          <table:table-cell office:value-type="string" calcext:value-type="string">
            <text:p>Proyecto de Julián André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jugio2989@gmail.com</text:p>
          </table:table-cell>
        </table:table-row>
        <table:table-row table:style-name="ro2">
          <table:table-cell office:value-type="string" calcext:value-type="string">
            <text:p>Proyecto de Leidy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lnmartinezg@unal.edu.co</text:p>
          </table:table-cell>
        </table:table-row>
        <table:table-row table:style-name="ro2">
          <table:table-cell office:value-type="string" calcext:value-type="string">
            <text:p>Proyecto de María Cami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cfonsecao@unal.edu.co</text:p>
          </table:table-cell>
        </table:table-row>
        <table:table-row table:style-name="ro2">
          <table:table-cell office:value-type="string" calcext:value-type="string">
            <text:p>Proyecto de María Fern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mariaferarevalo@gmail.com</text:p>
          </table:table-cell>
        </table:table-row>
        <table:table-row table:style-name="ro2">
          <table:table-cell office:value-type="string" calcext:value-type="string">
            <text:p>Proyecto de María Natal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ataliagq@gmail.com</text:p>
          </table:table-cell>
        </table:table-row>
        <table:table-row table:style-name="ro2">
          <table:table-cell office:value-type="string" calcext:value-type="string">
            <text:p>Proyecto de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ranly2730@gmail.com</text:p>
          </table:table-cell>
        </table:table-row>
        <table:table-row table:style-name="ro2">
          <table:table-cell office:value-type="string" calcext:value-type="string">
            <text:p>Proyecto de Nicolá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icoca_cortes@hotmail.com</text:p>
          </table:table-cell>
        </table:table-row>
        <table:table-row table:style-name="ro2">
          <table:table-cell office:value-type="string" calcext:value-type="string">
            <text:p>Proyecto de Nicolás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nfs.91@hotmail.com</text:p>
          </table:table-cell>
        </table:table-row>
        <table:table-row table:style-name="ro2">
          <table:table-cell office:value-type="string" calcext:value-type="string">
            <text:p>Proyecto de Rubén Alfons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angel_sanathos@hotmail.com</text:p>
          </table:table-cell>
        </table:table-row>
        <table:table-row table:style-name="ro2">
          <table:table-cell office:value-type="string" calcext:value-type="string">
            <text:p>Proyecto de Stef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stefan.meyer10@gmx.de</text:p>
          </table:table-cell>
        </table:table-row>
        <table:table-row table:style-name="ro2">
          <table:table-cell office:value-type="string" calcext:value-type="string">
            <text:p>Proyecto de Ana Mile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Ana Pao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Andrés Matía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Ángela Rocí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Ángela Yise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Angélica Marí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Camilo Ernest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Claudia Isabel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Cristian David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David Antoni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David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David Esteb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Diana Lu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Diana Patri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Erika Yol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Francisc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Isabel Cristi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José David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Julián André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Leidy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María Cami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María Fern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María Natal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Nicolá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Nicolás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Rubén Alfons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Stef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Ana Mile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Ana Pao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Andrés Matía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Ángela Rocí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Ángela Yise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Angélica Marí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Camilo Ernest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Claudia Isabel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Cristian David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David Antoni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David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David Esteb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Diana Lu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Diana Patric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Erika Yol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Francisco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Isabel Cristin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José David 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Julián André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Leidy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María Camil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María Fernand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María Natalia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Nathaly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Nicolás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Nicolás Felipe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Rubén Alfons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Stefa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Fernand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diplomado.eia.idea@gmail.com</text:p>
          </table:table-cell>
        </table:table-row>
        <table:table-row table:style-name="ro2">
          <table:table-cell office:value-type="string" calcext:value-type="string">
            <text:p>Proyecto de Fernando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  <table:table-row table:style-name="ro2">
          <table:table-cell office:value-type="string" calcext:value-type="string">
            <text:p>Proyecto de Oscar Germán</text:p>
          </table:table-cell>
          <table:table-cell office:value-type="string" calcext:value-type="string">
            <text:p>Ejemplo para el curso del Diplomado de Evaluación de Impacto Ambiental de la Universidad Nacional de Colombia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ogduartev@unal.edu.co</text:p>
          </table:table-cell>
        </table:table-row>
      </table:table>
      <table:table table:name="factore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Geoforma</text:p>
          </table:table-cell>
          <table:table-cell office:value-type="string" calcext:value-type="string">
            <text:p>Morfologí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Geoforma</text:p>
          </table:table-cell>
          <table:table-cell office:value-type="string" calcext:value-type="string">
            <text:p>Morfodinámic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Paisaje</text:p>
          </table:table-cell>
          <table:table-cell office:value-type="string" calcext:value-type="string">
            <text:p>Estetica caracteristica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Uso del suelo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Calidad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Volumen de agu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Calidad físico-química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Calidad bacteriologic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Aguas subterraneas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Nivel freatico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tmosfera</text:p>
          </table:table-cell>
          <table:table-cell office:value-type="string" calcext:value-type="string">
            <text:p>Calidad del aire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tmosfera</text:p>
          </table:table-cell>
          <table:table-cell office:value-type="string" calcext:value-type="string">
            <text:p>Clima y microclimas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Fisico</text:p>
          </table:table-cell>
          <table:table-cell office:value-type="string" calcext:value-type="string">
            <text:p>Atmosfera</text:p>
          </table:table-cell>
          <table:table-cell office:value-type="string" calcext:value-type="string">
            <text:p>Ruido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bertura veget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Diversidad veget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Diversidad faun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Fuentes de alimentación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Habitad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Biotico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Población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Población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Valores ciuadadanos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Participacion ciudadana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Demanda de bienestar social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Trasporte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Infraestructura</text:p>
          </table:table-cell>
          <table:table-cell office:value-type="string" calcext:value-type="string">
            <text:p>Servicios públicos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Valores y prácticas culturales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Uso y manejo del entorno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rqueologí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structura de la propiedad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Procesos productivos y tecnologicos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ntorno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Mercado laboral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accione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re-Operativa</text:p>
          </table:table-cell>
          <table:table-cell office:value-type="string" calcext:value-type="string">
            <text:p>Preparación del área</text:p>
          </table:table-cell>
          <table:table-cell office:value-type="string" calcext:value-type="string">
            <text:p>Gestión comunitaria e institucional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re-Operativa</text:p>
          </table:table-cell>
          <table:table-cell office:value-type="string" calcext:value-type="string">
            <text:p>Preparación del área</text:p>
          </table:table-cell>
          <table:table-cell office:value-type="string" calcext:value-type="string">
            <text:p>Adquisición de bienes y servicios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re-Operativa</text:p>
          </table:table-cell>
          <table:table-cell office:value-type="string" calcext:value-type="string">
            <text:p>Preparación del área</text:p>
          </table:table-cell>
          <table:table-cell office:value-type="string" calcext:value-type="string">
            <text:p>Negociación de predios y servidumbres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re-Operativa</text:p>
          </table:table-cell>
          <table:table-cell office:value-type="string" calcext:value-type="string">
            <text:p>Preparación del área</text:p>
          </table:table-cell>
          <table:table-cell office:value-type="string" calcext:value-type="string">
            <text:p>Contratación y capacitación del personal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re-Operativa</text:p>
          </table:table-cell>
          <table:table-cell office:value-type="string" calcext:value-type="string">
            <text:p>Preparación del área</text:p>
          </table:table-cell>
          <table:table-cell office:value-type="string" calcext:value-type="string">
            <text:p>Trabajos de topografía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Movilización de materiales, maquinaria, equipos y personal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Instalación de campamentos transitorios para obras civiles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Operación de maquinaria y equipos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Remoción de cobertura vegetal y descapote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Movimiento de tierras y compactación del terreno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Extracción de material de zonas de préstamo lateral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Construcción y adecuación de estructuras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Construcción de obras de arte y ambientale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Transporte y disposición de material de construcción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Construcción de piscinas y check shot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Estabilización de talude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Captación / Consumo de agua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Generación y disposición de residuos líquid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Generación y disposición de residuos sólid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decuación de Áreas</text:p>
          </table:table-cell>
          <table:table-cell office:value-type="string" calcext:value-type="string">
            <text:p>Vías de acceso y localizaciones</text:p>
          </table:table-cell>
          <table:table-cell office:value-type="string" calcext:value-type="string">
            <text:p>Revegetalización y/o empradización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Mantenimiento de equipos y vehícul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table:number-columns-repeated="2" office:value-type="string" calcext:value-type="string">
            <text:p>Operación</text:p>
          </table:table-cell>
          <table:table-cell office:value-type="string" calcext:value-type="string">
            <text:p>Operación del campamento de personal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erforación</text:p>
          </table:table-cell>
          <table:table-cell office:value-type="string" calcext:value-type="string">
            <text:p>Captación y consumo de agua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erforación</text:p>
          </table:table-cell>
          <table:table-cell office:value-type="string" calcext:value-type="string">
            <text:p>Disposición de residuos líquid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erforación</text:p>
          </table:table-cell>
          <table:table-cell office:value-type="string" calcext:value-type="string">
            <text:p>Disposición de residuos sólid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erforación</text:p>
          </table:table-cell>
          <table:table-cell office:value-type="string" calcext:value-type="string">
            <text:p>Funcionamiento del RIG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erforación</text:p>
          </table:table-cell>
          <table:table-cell office:value-type="string" calcext:value-type="string">
            <text:p>Manejo de lodos y cortes de perforación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ruebas de Producción</text:p>
          </table:table-cell>
          <table:table-cell office:value-type="string" calcext:value-type="string">
            <text:p>Funcionamiento del quemadero de gase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ruebas de Producción</text:p>
          </table:table-cell>
          <table:table-cell office:value-type="string" calcext:value-type="string">
            <text:p>Disposición de aguas de producción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Pruebas de Producción</text:p>
          </table:table-cell>
          <table:table-cell office:value-type="string" calcext:value-type="string">
            <text:p>Almacenamiento y transporte de condensado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Mantenimiento de obras de drenaje y ambientale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Mantenimiento</text:p>
          </table:table-cell>
          <table:table-cell office:value-type="string" calcext:value-type="string">
            <text:p>Mantenimiento vías de acceso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ost-Operativa</text:p>
          </table:table-cell>
          <table:table-cell office:value-type="string" calcext:value-type="string">
            <text:p>Desmantelamiento Y Restauración</text:p>
          </table:table-cell>
          <table:table-cell office:value-type="string" calcext:value-type="string">
            <text:p>Demolición de estructuras y limpieza de áreas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Post-Operativa</text:p>
          </table:table-cell>
          <table:table-cell office:value-type="string" calcext:value-type="string">
            <text:p>Desmantelamiento Y Restauración</text:p>
          </table:table-cell>
          <table:table-cell office:value-type="string" calcext:value-type="string">
            <text:p>Reconformación del terreno y revegetalización final</text:p>
          </table:table-cell>
        </table:table-row>
      </table:table>
      <table:table table:name="propiedades" table:style-name="ta1">
        <table:table-column table:style-name="co14" table:default-cell-style-name="ce1"/>
        <table:table-column table:style-name="co2" table:number-columns-repeated="31" table:default-cell-style-name="ce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Intens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ensión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tu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Extensa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ensión crítica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ment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media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argo Plaz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mento crític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ersistenci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ga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versibil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o Plaz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Irreversible</text:p>
          </table:table-cell>
          <table:table-cell office:value-type="string" calcext:value-type="string">
            <text:p>0.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inergí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 sinergismo (simp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Sinérg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Muy Sinérgic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umulación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fect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recto (secundari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0.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iodic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egular o aperiódico y discontinu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Periód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ontinu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cuperabil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uparable de manera inmedi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Recuperable a medio plazo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Mitigable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Irrecuperable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gregadores" table:style-name="ta1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4" table:default-cell-style-name="ce3"/>
        <table:table-column table:style-name="co2" table:default-cell-style-name="ce3"/>
        <table:table-column table:style-name="co25" table:number-columns-repeated="4" table:default-cell-style-name="ce3"/>
        <table:table-column table:style-name="co2" table:default-cell-style-name="ce3"/>
        <table:table-column table:style-name="co24" table:number-columns-repeated="4" table:default-cell-style-name="ce3"/>
        <table:table-column table:style-name="co2" table:default-cell-style-name="ce3"/>
        <table:table-column table:style-name="co26" table:number-columns-repeated="4" table:default-cell-style-name="ce3"/>
        <table:table-column table:style-name="co2" table:default-cell-style-name="ce3"/>
        <table:table-column table:style-name="co27" table:number-columns-repeated="4" table:default-cell-style-name="ce3"/>
        <table:table-column table:style-name="co2" table:default-cell-style-name="ce3"/>
        <table:table-column table:style-name="co38" table:number-columns-repeated="4" table:default-cell-style-name="ce3"/>
        <table:table-column table:style-name="co2" table:number-columns-repeated="2" table:default-cell-style-name="ce3"/>
        <table:table-column table:style-name="co39" table:number-columns-repeated="4" table:default-cell-style-name="ce3"/>
        <table:table-column table:style-name="co2" table:number-columns-repeated="982" table:default-cell-style-name="ce3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mportancia</text:p>
          </table:table-cell>
          <table:table-cell office:value-type="string" calcext:value-type="string">
            <text:p>Importancia de un efe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_combinatio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Importancia media</text:p>
          </table:table-cell>
          <table:table-cell office:value-type="string" calcext:value-type="string">
            <text:p>Promedio de importanc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ple_averag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2">
          <table:table-cell office:value-type="string" calcext:value-type="string">
            <text:p>Importancia máxima</text:p>
          </table:table-cell>
          <table:table-cell office:value-type="string" calcext:value-type="string">
            <text:p>Mayor importa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ectos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Intensidad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Extensión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Extensión crítica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Momento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Momento crítico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Persistencia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Reversibilidad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Sinergía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Acumulación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Efecto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Periodicidad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table table:name="Recuperabilidad" table:style-name="ta1">
        <table:table-column table:style-name="co28" table:default-cell-style-name="Default"/>
        <table:table-column table:style-name="co29" table:number-columns-repeated="34" table:default-cell-style-name="Default"/>
        <table:table-column table:style-name="co2" table:number-columns-repeated="989" table:default-cell-style-name="Default"/>
        <table:table-row table:style-name="ro3">
          <table:table-cell table:style-name="ce2"/>
          <table:table-cell table:style-name="ce2" office:value-type="string" calcext:value-type="string">
            <text:p>Gestión comunitaria e institucional.</text:p>
          </table:table-cell>
          <table:table-cell table:style-name="ce2" office:value-type="string" calcext:value-type="string">
            <text:p>Adquisición de bienes y servicios.</text:p>
          </table:table-cell>
          <table:table-cell table:style-name="ce2" office:value-type="string" calcext:value-type="string">
            <text:p>Negociación de predios y servidumbres.</text:p>
          </table:table-cell>
          <table:table-cell table:style-name="ce2" office:value-type="string" calcext:value-type="string">
            <text:p>Contratación y capacitación del personal.</text:p>
          </table:table-cell>
          <table:table-cell table:style-name="ce2" office:value-type="string" calcext:value-type="string">
            <text:p>Trabajos de topografía.</text:p>
          </table:table-cell>
          <table:table-cell table:style-name="ce2" office:value-type="string" calcext:value-type="string">
            <text:p>Movilización de materiales, maquinaria, equipos y personal</text:p>
          </table:table-cell>
          <table:table-cell table:style-name="ce2" office:value-type="string" calcext:value-type="string">
            <text:p>Instalación de campamentos transitorios para obras civiles.</text:p>
          </table:table-cell>
          <table:table-cell table:style-name="ce2" office:value-type="string" calcext:value-type="string">
            <text:p>Operación de maquinaria y equipos.</text:p>
          </table:table-cell>
          <table:table-cell table:style-name="ce2" office:value-type="string" calcext:value-type="string">
            <text:p>Remoción de cobertura vegetal y descapote</text:p>
          </table:table-cell>
          <table:table-cell table:style-name="ce2" office:value-type="string" calcext:value-type="string">
            <text:p>Movimiento de tierras y compactación del terreno</text:p>
          </table:table-cell>
          <table:table-cell table:style-name="ce2" office:value-type="string" calcext:value-type="string">
            <text:p>Extracción de material de zonas de préstamo lateral.</text:p>
          </table:table-cell>
          <table:table-cell table:style-name="ce2" office:value-type="string" calcext:value-type="string">
            <text:p>Construcción y adecuación de estructuras.</text:p>
          </table:table-cell>
          <table:table-cell table:style-name="ce2" office:value-type="string" calcext:value-type="string">
            <text:p>Construcción de obras de arte y ambientales</text:p>
          </table:table-cell>
          <table:table-cell table:style-name="ce2" office:value-type="string" calcext:value-type="string">
            <text:p>Transporte y disposición de material de construcción.</text:p>
          </table:table-cell>
          <table:table-cell table:style-name="ce2" office:value-type="string" calcext:value-type="string">
            <text:p>Construcción de piscinas y check shot</text:p>
          </table:table-cell>
          <table:table-cell table:style-name="ce2" office:value-type="string" calcext:value-type="string">
            <text:p>Estabilización de taludes</text:p>
          </table:table-cell>
          <table:table-cell table:style-name="ce2" office:value-type="string" calcext:value-type="string">
            <text:p>Captación / Consumo de agua</text:p>
          </table:table-cell>
          <table:table-cell table:style-name="ce2" office:value-type="string" calcext:value-type="string">
            <text:p>Generación y disposición de residuos líquidos</text:p>
          </table:table-cell>
          <table:table-cell table:style-name="ce2" office:value-type="string" calcext:value-type="string">
            <text:p>Generación y disposición de residuos sólidos</text:p>
          </table:table-cell>
          <table:table-cell table:style-name="ce2" office:value-type="string" calcext:value-type="string">
            <text:p>Revegetalización y/o empradización</text:p>
          </table:table-cell>
          <table:table-cell table:style-name="ce2" office:value-type="string" calcext:value-type="string">
            <text:p>Mantenimiento de equipos y vehículos</text:p>
          </table:table-cell>
          <table:table-cell table:style-name="ce2" office:value-type="string" calcext:value-type="string">
            <text:p>Operación del campamento de personal</text:p>
          </table:table-cell>
          <table:table-cell table:style-name="ce2" office:value-type="string" calcext:value-type="string">
            <text:p>Captación y consumo de agua.</text:p>
          </table:table-cell>
          <table:table-cell table:style-name="ce2" office:value-type="string" calcext:value-type="string">
            <text:p>Disposición de residuos líquidos</text:p>
          </table:table-cell>
          <table:table-cell table:style-name="ce2" office:value-type="string" calcext:value-type="string">
            <text:p>Disposición de residuos sólidos</text:p>
          </table:table-cell>
          <table:table-cell table:style-name="ce2" office:value-type="string" calcext:value-type="string">
            <text:p>Funcionamiento del RIG</text:p>
          </table:table-cell>
          <table:table-cell table:style-name="ce2" office:value-type="string" calcext:value-type="string">
            <text:p>Manejo de lodos y cortes de perforación</text:p>
          </table:table-cell>
          <table:table-cell table:style-name="ce2" office:value-type="string" calcext:value-type="string">
            <text:p>Funcionamiento del quemadero de gases</text:p>
          </table:table-cell>
          <table:table-cell table:style-name="ce2" office:value-type="string" calcext:value-type="string">
            <text:p>Disposición de aguas de producción</text:p>
          </table:table-cell>
          <table:table-cell table:style-name="ce2" office:value-type="string" calcext:value-type="string">
            <text:p>Almacenamiento y transporte de condensados</text:p>
          </table:table-cell>
          <table:table-cell table:style-name="ce2" office:value-type="string" calcext:value-type="string">
            <text:p>Mantenimiento de obras de drenaje y ambientales</text:p>
          </table:table-cell>
          <table:table-cell table:style-name="ce2" office:value-type="string" calcext:value-type="string">
            <text:p>Mantenimiento vías de acceso</text:p>
          </table:table-cell>
          <table:table-cell table:style-name="ce2" office:value-type="string" calcext:value-type="string">
            <text:p>Demolición de estructuras y limpieza de áreas</text:p>
          </table:table-cell>
          <table:table-cell table:style-name="ce2" office:value-type="string" calcext:value-type="string">
            <text:p>Reconformación del terreno y revegetalización final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Cambio en la morfolog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de la morfodinam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e crom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del sue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fertili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el Oxigeno disuel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bacterias gram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otamiento del acuif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fundización del nivel freat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material particul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temperatura amb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presión son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la cobert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l n° de e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ón de pre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trucción del habit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metapobla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 la población flot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os indices de viol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ción de conflic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 la demanda de ag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o del flujo vehi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en la capacidad de la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concepto de biene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bio en el uso agricola a indust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gradacion de piezas arqueologic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ntración de la tier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minucion de la producción ag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o del empleo no calificad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12:18:58.553859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41:51.941036247</meta:creation-date>
    <dc:date>2016-06-11T12:20:02.231577080</dc:date>
    <meta:editing-duration>PT8H45S</meta:editing-duration>
    <meta:editing-cycles>37</meta:editing-cycles>
    <meta:generator>LibreOffice/4.2.8.2$Linux_X86_64 LibreOffice_project/420m0$Build-2</meta:generator>
    <meta:document-statistic meta:table-count="19" meta:cell-count="213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sv"/>
</library:library>
</file>

<file path=Basic/Standard/tocsv.xml><?xml version="1.0" encoding="utf-8"?>
<!DOCTYPE module  PUBLIC '-//OpenOffice.org//DTD OfficeDocument 1.0//EN'  'module.dtd'>
<script:module xmlns:script="http://openoffice.org/2000/script" script:name="tocsv" script:language="StarBasic">Sub Main
  '----------------------------------------------------------------------
  ' Save document

  Dim document As Object
  Dim dispatcher As Object
  document = ThisComponent.CurrentController.Frame
  dispatcher = createUnoService("com.sun.star.frame.DispatchHelper")
  dispatcher.executeDispatch(document, ".uno:Save", "", 0, Array())


rem --remplazar saltos de línea----------
dim args1(17) as new com.sun.star.beans.PropertyValue
args1(0).Name = "SearchItem.StyleFamily"
args1(0).Value = 2
args1(1).Name = "SearchItem.CellType"
args1(1).Value = 1
args1(2).Name = "SearchItem.RowDirection"
args1(2).Value = true
args1(3).Name = "SearchItem.AllTables"
args1(3).Value = tru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1
args1(9).Name = "SearchItem.SearchFlags"
args1(9).Value = 65536
args1(10).Name = "SearchItem.SearchString"
args1(10).Value = "\n"
args1(11).Name = "SearchItem.ReplaceString"
args1(11).Value = "&lt;--BR--&gt;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
dispatcher.executeDispatch(document, ".uno:ExecuteSearch", "", 0, args1())

  '----------------------------------------------------------------------
  ' Export to text files

  Dim oDoc As Object ' The current Document
  Dim oSheets As Object ' A collection of all sheets
  Dim oSheet As Object ' One specific Sheet
  Dim sNewFilename As String ' New Filename
  Dim sExt As String ' The new extension to be applied
  Dim sURL As String ' Existing URL of file
  Dim sCurrDir As String ' Current Directory
  Dim oSaveSheet As Object
  Dim FileProperties(2) As New com.sun.star.beans.PropertyValue

  oDoc = thisComponent
  oSaveSheet = oDoc.CurrentController.getActiveSheet()
  oSheets = oDoc.Sheets()
  sURL = ConvertFromURL(oDoc.getLocation())
  sCurrDir = Mid(sURL,1,Len(sURL)-Len(Dir(sURL)))

  FileProperties(0).Name = "Overwrite"
  FileProperties(0).Value = True
  FileProperties(1).Name = "FilterName"
  FileProperties(1).Value = "Text - txt - csv (StarCalc)"
  FileProperties(2).Name = "FilterOptions"
  FileProperties(2).Value = "9,0,UTF8,1"
  sExt = ".csv"

  For i = 0 to (oSheets.getCount()-1)
    oSheet = oSheets.getByIndex(i)
    sNewFilename = oSheet.getName() &amp; sExt
    oDoc.CurrentController.setActiveSheet(oSheet)
    oDoc.storeToURL(ConvertToURL(sCurrDir &amp; sNewFilename),FileProperties())
  Next i

  oDoc.CurrentController.setActiveSheet(oSaveSheet) ' restores the original view

  MsgBox("Text Files Created")
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